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>
        <style:tab-stops>
          <style:tab-stop style:type="left" style:position="6.375in"/>
        </style:tab-stops>
      </style:paragraph-properties>
    </style:style>
    <style:style style:name="T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" style:parent-style-name="Internetlink" style:family="text">
      <style:text-properties style:font-name="Times New Roman" style:font-name-complex="Times New Roman" fo:font-size="10pt" style:font-size-asian="10pt" style:font-size-complex="10pt"/>
    </style:style>
    <style:style style:name="T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" style:parent-style-name="Internetlink" style:family="text">
      <style:text-properties style:font-name="Times New Roman" style:font-name-complex="Times New Roman" fo:font-size="10pt" style:font-size-asian="10pt" style:font-size-complex="10pt" style:text-underline-type="none"/>
    </style:style>
    <style:style style:name="T7" style:parent-style-name="Internetlink" style:family="text">
      <style:text-properties style:font-name="Times New Roman" style:font-name-complex="Times New Roman" fo:font-size="10pt" style:font-size-asian="10pt" style:font-size-complex="10pt"/>
    </style:style>
    <style:style style:name="T8" style:parent-style-name="Internet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P9" style:parent-style-name="Standard" style:family="paragraph">
      <style:paragraph-properties>
        <style:tab-stops>
          <style:tab-stop style:type="left" style:position="6.375in"/>
        </style:tab-stops>
      </style:paragraph-properties>
    </style:style>
    <style:style style:name="T10" style:parent-style-name="Internetlink" style:family="text">
      <style:text-properties style:font-name="Times New Roman" style:font-name-complex="Times New Roman" style:use-window-font-color="true" fo:font-size="10pt" style:font-size-asian="10pt" style:font-size-complex="10pt" style:text-underline-type="none"/>
    </style:style>
    <style:style style:name="T11" style:parent-style-name="Internetlink" style:family="text">
      <style:text-properties style:font-name="Times New Roman" style:font-name-complex="Times New Roman" fo:font-size="10pt" style:font-size-asian="10pt" style:font-size-complex="10pt"/>
    </style:style>
    <style:style style:name="P12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style:font-weight-complex="bold" fo:font-size="10pt" style:font-size-asian="10pt" style:font-size-complex="12pt"/>
    </style:style>
    <style:style style:name="P13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4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16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0" style:parent-style-name="ListParagraph" style:list-style-name="WWNum15" style:family="paragraph">
      <style:paragraph-properties fo:margin-left="0.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1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P32" style:parent-style-name="ListParagraph" style:list-style-name="WWNum15" style:family="paragraph">
      <style:paragraph-properties fo:margin-left="0.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3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34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35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P36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P37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39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1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3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P44" style:parent-style-name="Standard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45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46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47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48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49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50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51" style:parent-style-name="Standard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 style:font-weight-complex="bold" fo:font-size="10pt" style:font-size-asian="10pt" style:font-size-complex="10pt"/>
    </style:style>
    <style:style style:name="P52" style:parent-style-name="Standard" style:family="paragraph">
      <style:paragraph-properties>
        <style:tab-stops>
          <style:tab-stop style:type="right" style:position="7.5in"/>
        </style:tab-stops>
      </style:paragraph-properties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54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T55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P56" style:parent-style-name="Standard" style:family="paragraph">
      <style:paragraph-properties>
        <style:tab-stops>
          <style:tab-stop style:type="right" style:position="6.375in"/>
        </style:tab-stops>
      </style:paragraph-properties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7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58" style:parent-style-name="ListParagraph" style:list-style-name="WWNum14" style:family="paragraph">
      <style:paragraph-properties fo:margin-left="0.5in">
        <style:tab-stops>
          <style:tab-stop style:type="left" style:position="4.5in"/>
          <style:tab-stop style:type="left" style:position="7in"/>
        </style:tab-stops>
      </style:paragraph-properties>
    </style:style>
    <style:style style:name="T5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0" style:parent-style-name="Normal" style:family="paragraph">
      <style:paragraph-properties fo:margin-left="0.25in">
        <style:tab-stops>
          <style:tab-stop style:type="left" style:position="4.75in"/>
          <style:tab-stop style:type="left" style:position="7.2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P61" style:parent-style-name="Standard" style:family="paragraph">
      <style:paragraph-properties>
        <style:tab-stops>
          <style:tab-stop style:type="left" style:position="7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P62" style:parent-style-name="Standard" style:family="paragraph">
      <style:paragraph-properties>
        <style:tab-stops>
          <style:tab-stop style:type="left" style:position="7.5in"/>
        </style:tab-stops>
      </style:paragraph-properties>
    </style:style>
    <style:style style:name="T6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4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6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6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9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7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2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7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5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7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8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P79" style:parent-style-name="Standard" style:family="paragraph">
      <style:paragraph-properties>
        <style:tab-stops>
          <style:tab-stop style:type="left" style:position="7.5in"/>
        </style:tab-stops>
      </style:paragraph-properties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6pt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2" style:parent-style-name="ListParagraph" style:family="paragraph">
      <style:paragraph-properties fo:margin-left="0.4375in">
        <style:tab-stops>
          <style:tab-stop style:type="left" style:position="4.5in"/>
        </style:tab-stops>
      </style:paragraph-properties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/>
    </style:style>
    <style:style style:name="P84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85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86" style:parent-style-name="ListParagraph" style:list-style-name="WWNum14" style:family="paragraph">
      <style:paragraph-properties fo:margin-left="0.5in">
        <style:tab-stops>
          <style:tab-stop style:type="left" style:position="4.5in"/>
        </style:tab-stops>
      </style:paragraph-properties>
    </style:style>
    <style:style style:name="T8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family="graphic" style:name="a0">
      <style:graphic-properties style:wrap="run-through" style:run-through="foreground" draw:fill="none" draw:stroke="solid" svg:stroke-width="0.0138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">
      <style:graphic-properties style:wrap="run-through" style:run-through="foreground" draw:fill="none" draw:stroke="solid" svg:stroke-width="0.0138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">
      <style:graphic-properties style:wrap="run-through" style:run-through="foreground" draw:fill="none" draw:stroke="solid" svg:stroke-width="0.0138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3">
      <style:graphic-properties style:wrap="run-through" style:run-through="foreground" draw:fill="none" draw:stroke="solid" svg:stroke-width="0.0138in" svg:stroke-color="#000000" svg:stroke-opacity="100%" draw:stroke-linejoin="miter" svg:stroke-linecap="butt" style:horizontal-rel="page-content" style:vertical-rel="paragraph" style:horizontal-pos="left" style:vertical-pos="from-top"/>
    </style:style>
  </office:automatic-styles>
  <office:body>
    <office:text text:use-soft-page-breaks="true">
      <text:p text:style-name="P1">TINH CAO</text:p>
      <text:p text:style-name="P2"><text:span text:style-name="T3">Email:<text:s/></text:span><text:a xlink:href="mailto:caotinh98c@gmail.com" office:target-frame-name="_top" xlink:show="replace"><text:span text:style-name="T4">caotinh98c@gmail.com</text:span></text:a><text:span text:style-name="T5"><text:s/>| Phone: (+1) 708-869-0995 | LinkedIn</text:span><text:span text:style-name="T6">:<text:s/></text:span><text:a xlink:href="https://www.linkedin.com/in/tinhcaomas/" office:target-frame-name="_top" xlink:show="replace"><text:span text:style-name="T7">https://www.linkedin.com/in/tinhcaomas</text:span></text:a><text:span text:style-name="T8"><text:s/>|</text:span></text:p>
      <text:p text:style-name="P9"><text:span text:style-name="T10">GitHub:<text:s/></text:span><text:a xlink:href="https://github.com/tccao" office:target-frame-name="_top" xlink:show="replace"><text:span text:style-name="T11">https://github.com/tccao</text:span></text:a></text:p>
      <text:p text:style-name="P12"/>
      <text:p text:style-name="P13">Education</text:p>
      <text:p text:style-name="P14"><text:span text:style-name="T15"><draw:connector draw:type="line" svg:x1="0in" svg:y1="0.03955in" svg:x2="7.45764in" svg:y2="0.0083in" draw:z-index="3" draw:id="id0" draw:style-name="a0" draw:name="Straight Connector 2" text:anchor-type="paragraph"><svg:title/><svg:desc/></draw:connector></text:span></text:p>
      <text:p text:style-name="P16"><text:span text:style-name="T17">Illinois Institute of Technology|</text:span><text:span text:style-name="T18"><text:s/>Chicago, IL</text:span><text:span text:style-name="T19"><text:tab/>August 2021 – August 2023</text:span></text:p>
      <text:list text:style-name="WWNum15">
        <text:list-item>
          <text:p text:style-name="P20">Master of Data Science</text:p>
        </text:list-item>
      </text:list>
      <text:p text:style-name="Standard"><text:span text:style-name="T21">North Central College|</text:span><text:span text:style-name="T22"><text:s/>Naperville, IL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text:s/>August</text:span><text:span text:style-name="T31"><text:s/>2016 – May 2020</text:span></text:p>
      <text:list text:style-name="WWNum15" text:continue-numbering="true">
        <text:list-item>
          <text:p text:style-name="P32">B.S Actuarial Science; B.S Computer Science; B.S Finance<text:s/><text:tab/><text:tab/><text:tab/><text:tab/><text:tab/></text:p>
        </text:list-item>
      </text:list>
      <text:p text:style-name="P33"/>
      <text:p text:style-name="P34">Coursework: Inference statistics; Introduction to Time Series; Project Management; Monte Carlo Methods in Finance; Design and Analysis of Algorithm; Machine Learning; Big data Technologies; Computational mathematics.</text:p>
      <text:p text:style-name="P35"/>
      <text:p text:style-name="P36">Experience</text:p>
      <text:p text:style-name="P37"><text:span text:style-name="T38"><draw:connector draw:type="line" svg:x1="0in" svg:y1="0.03675in" svg:x2="7.45764in" svg:y2="0.0055in" draw:z-index="251658240" draw:id="id1" draw:style-name="a1" draw:name="Straight Connector 2" text:anchor-type="paragraph"><svg:title/><svg:desc/></draw:connector></text:span></text:p>
      <text:p text:style-name="P39"><text:span text:style-name="T40">Cook’s County Treasurer Office |<text:s/></text:span><text:span text:style-name="T41">Chicago, IL</text:span><text:span text:style-name="T42"><text:tab/></text:span><text:span text:style-name="T43">May 2023 – August 2023</text:span></text:p>
      <text:p text:style-name="P44">Data Science Practicum Student</text:p>
      <text:list text:style-name="WWNum14">
        <text:list-item>
          <text:p text:style-name="P45">Spearheaded an artificial intelligence and machine learning initiative to transform property tax predictions, drafting the full project proposal and timeline for the innovation.</text:p>
        </text:list-item>
        <text:list-item>
          <text:p text:style-name="P46">Led a high-performing team of 5 IIT’s students, managing outcomes through rigorous project management. Conducted weekly presentations to communicate data insights and trends to stakeholders.</text:p>
        </text:list-item>
        <text:list-item>
          <text:p text:style-name="P47">Collaborated cross-functionally to understand business needs and provided data-driven solutions through strong communication and interpersonal skills.</text:p>
        </text:list-item>
        <text:list-item>
          <text:p text:style-name="P48">Reconciled model outcomes with goals through analytical troubleshooting and thorough testing to ensure data quality, integrity, and reliability.</text:p>
        </text:list-item>
        <text:list-item>
          <text:p text:style-name="P49">Implemented a random forest model with an estimated saving of 40% in annual administrative costs.</text:p>
        </text:list-item>
        <text:list-item>
          <text:p text:style-name="P50">Acted as the central liaison between technical and leadership teams to accelerate execution. Clearly translated data science insights into executable solutions for stakeholders.</text:p>
        </text:list-item>
      </text:list>
      <text:p text:style-name="P51"/>
      <text:p text:style-name="P52"><text:span text:style-name="T53">Sun Life VN |<text:s/></text:span><text:span text:style-name="T54">Ho Chi Minh city, Vietnam</text:span><text:span text:style-name="T55"><text:tab/>October 2020 – July 2021</text:span></text:p>
      <text:p text:style-name="P56">Valuation Intern</text:p>
      <text:list text:style-name="WWNum14" text:continue-numbering="true">
        <text:list-item>
          <text:p text:style-name="P57">Supported data processing and statistical analysis needs using Python and SQL to ensure data accuracy and quality.</text:p>
        </text:list-item>
        <text:list-item>
          <text:p text:style-name="P58"><text:span text:style-name="T59">Assessed new product launches through coordination with cross-functional teams using strong collaborative approach.</text:span></text:p>
        </text:list-item>
      </text:list>
      <text:p text:style-name="P60"/>
      <text:p text:style-name="P61">Projects</text:p>
      <text:p text:style-name="P62"><text:span text:style-name="T63"><draw:connector draw:type="line" svg:x1="0in" svg:y1="0.03955in" svg:x2="7.45764in" svg:y2="0.0083in" draw:z-index="251659264" draw:id="id2" draw:style-name="a2" draw:name="Straight Connector 2" text:anchor-type="paragraph"><svg:title/><svg:desc/></draw:connector></text:span></text:p>
      <text:list text:style-name="WWNum14" text:continue-numbering="true">
        <text:list-item>
          <text:p text:style-name="P64"><text:span text:style-name="T65">Italian Oil Price Predictio</text:span><text:span text:style-name="T66">n<text:s/></text:span><text:span text:style-name="T67">Using Time Series Model</text:span><text:span text:style-name="T68">: Executed a comprehensive data analysis project focused on forecasting Italian oil prices using a SARIMA model in R and Python. Leveraged ACF and PACF analyses to detect underlying trends and seasonality, yielding results with a MAPE of 10.68% and an RMSE score of 86.09.</text:span></text:p>
        </text:list-item>
        <text:list-item>
          <text:p text:style-name="P69"><text:span text:style-name="T70">Analyzing Spotify Hit</text:span><text:span text:style-name="T71">: Led initial data exploration and initial analysis. The result was narrowed and visualized with 5 variables since it yielded highest accuracy score 71.5% among all models used (PCA; Basic Decision Tree; Random Forest).</text:span></text:p>
        </text:list-item>
        <text:list-item>
          <text:p text:style-name="P72"><text:span text:style-name="T73">Review Classification Model using Gated Recurrent Unit:<text:s/></text:span><text:span text:style-name="T74">The project focused on classifying the review of the application based on a 1 to 5 by examining the semantic layer of the word corpus. The model achieved 76.6% accuracy.</text:span></text:p>
        </text:list-item>
        <text:list-item>
          <text:p text:style-name="P75"><text:span text:style-name="T76">Stock Portfolio Optimization S&amp;P600/XLK in R:<text:s/></text:span><text:span text:style-name="T77">Maximized investment portfolio’s revenue and ROI by strategically distributing marketing budget across the most promising channels using log-return and CAPM criteria (Annualized alpha).</text:span></text:p>
        </text:list-item>
      </text:list>
      <text:p text:style-name="P78"/>
      <text:p text:style-name="P79"><text:span text:style-name="T80">Skills | Additional Info</text:span><text:span text:style-name="T81"><text:tab/></text:span></text:p>
      <text:p text:style-name="P82"><text:span text:style-name="T83"><draw:connector draw:type="line" svg:x1="0in" svg:y1="0.04094in" svg:x2="7.45764in" svg:y2="0.0083in" draw:z-index="2" draw:id="id3" draw:style-name="a3" draw:name="Straight Connector 2" text:anchor-type="paragraph"><svg:title/><svg:desc/></draw:connector></text:span></text:p>
      <text:list text:style-name="WWNum14" text:continue-numbering="true">
        <text:list-item>
          <text:p text:style-name="P84">Programming Languages: Python, MySQL, R.</text:p>
        </text:list-item>
        <text:list-item>
          <text:p text:style-name="P85">Other tools/ Libraries: Tableau, Jupyter Notebook, MATHLAB, Microsoft Office(Word,Excel,Powerpoint).<text:tab/></text:p>
        </text:list-item>
        <text:list-item>
          <text:p text:style-name="P86"><text:span text:style-name="T87">North Central College: Co-founded student managed investment fund with a successful $10,000 fund raising; President of Asian Konnection Club to promote culture and diversity on campu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CommentText" style:display-name="Comment Text" style:family="paragraph" style:parent-style-name="Standard">
      <style:text-properties style:font-size-complex="10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Times New Roman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Times New Roman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Times New Roman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Times New Roman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Times New Roman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Calibri" style:font-name-complex="Calibri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Times New Roman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Times New Roman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Times New Roman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Times New Roman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Times New Roman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Times New Roman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Times New Roman" style:font-name-asian="Calibri" style:font-name-complex="Times New Roman"/>
    </style:style>
    <style:style style:name="WW_CharLFO14LVL2" style:family="text">
      <style:text-properties style:font-name="Times New Roman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Times New Roman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Times New Roman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Times New Roman" style:font-name-asian="Calibri" style:font-name-complex="Times New Roman"/>
    </style:style>
    <style:style style:name="WW_CharLFO15LVL2" style:family="text">
      <style:text-properties style:font-name="Times New Roman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Times New Roman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Times New Roman" style:font-name-complex="Courier New"/>
    </style:style>
    <style:style style:name="WW_CharLFO15LVL9" style:family="text">
      <style:text-properties style:font-name="Wingdings"/>
    </style:style>
    <text:list-style style:name="WWNum14" style:display-name="WWNum14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Times New Roman" style:font-name-asian="Calibri" style:font-name-complex="Times New Roman"/>
    </style:style>
    <style:style style:name="WW_CharLFO16LVL2" style:family="text">
      <style:text-properties style:font-name="Times New Roman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Times New Roman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Times New Roman" style:font-name-complex="Courier New"/>
    </style:style>
    <style:style style:name="WW_CharLFO16LVL9" style:family="text">
      <style:text-properties style:font-name="Wingdings"/>
    </style:style>
    <text:list-style style:name="WWNum15" style:display-name="WWNum15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Times New Roman" style:font-name-asian="Calibri" style:font-name-complex="Times New Roman"/>
    </style:style>
    <style:style style:name="WW_CharLFO17LVL2" style:family="text">
      <style:text-properties style:font-name="Times New Roman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Times New Roman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Times New Roman" style:font-name-complex="Courier New"/>
    </style:style>
    <style:style style:name="WW_CharLFO17LVL9" style:family="text">
      <style:text-properties style:font-name="Wingdings"/>
    </style:style>
    <text:list-style style:name="WWNum16" style:display-name="WWNum16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Times New Roman" style:font-name-asian="Calibri" style:font-name-complex="Times New Roman"/>
    </style:style>
    <style:style style:name="WW_CharLFO18LVL2" style:family="text">
      <style:text-properties style:font-name="Times New Roman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Times New Roman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Times New Roman" style:font-name-complex="Courier New"/>
    </style:style>
    <style:style style:name="WW_CharLFO18LVL9" style:family="text">
      <style:text-properties style:font-name="Wingdings"/>
    </style:style>
    <text:list-style style:name="WWNum17" style:display-name="WWNum17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Times New Roman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Times New Roman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Times New Roman" style:font-name-complex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Times New Roman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Times New Roman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Times New Roman" style:font-name-complex="Courier New"/>
    </style:style>
    <style:style style:name="WW_CharLFO20LVL9" style:family="text">
      <style:text-properties style:font-name="Wingdings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inh Cao</meta:initial-creator>
    <dc:creator>Tinh Cao</dc:creator>
    <meta:creation-date>2020-06-16T03:10:00Z</meta:creation-date>
    <dc:date>2024-03-25T03:18:00Z</dc:date>
    <meta:print-date>2023-10-21T05:00:00Z</meta:print-date>
    <meta:template xlink:href="Normal" xlink:type="simple"/>
    <meta:editing-cycles>460</meta:editing-cycles>
    <meta:editing-duration>PT140640S</meta:editing-duration>
    <meta:user-defined meta:name="AppVersion">16.0000</meta:user-defined>
    <meta:document-statistic meta:page-count="1" meta:paragraph-count="7" meta:word-count="524" meta:character-count="3509" meta:row-count="24" meta:non-whitespace-character-count="2992"/>
  </office:meta>
</office:document-meta>
</file>